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B0000006B9D7D7E396B67A324.png" manifest:media-type="image/png"/>
  <manifest:file-entry manifest:full-path="Pictures/1000112B00000B0F00000B0F847FCFB5700C6F8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RW Gothic" fo:font-size="12pt" fo:font-weight="normal" officeooo:rsid="00a88b8d" officeooo:paragraph-rsid="00a88b8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URW Gothic" fo:font-size="12pt" fo:font-weight="normal" officeooo:rsid="00a51ee7" officeooo:paragraph-rsid="00a337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RW Gothic" fo:font-size="12pt" fo:font-weight="normal" officeooo:rsid="00a98ccc" officeooo:paragraph-rsid="00a98cc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RW Gothic" fo:font-size="12pt" fo:font-weight="normal" officeooo:rsid="00ac83b8" officeooo:paragraph-rsid="00ac051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RW Gothic" fo:font-size="12pt" fo:font-weight="normal" officeooo:rsid="00ae9d55" officeooo:paragraph-rsid="00ae9d5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RW Gothic" fo:font-size="12pt" fo:font-weight="normal" officeooo:rsid="009cafef" officeooo:paragraph-rsid="009cafe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RW Gothic" fo:font-size="12pt" fo:font-weight="normal" officeooo:rsid="00661a9d" officeooo:paragraph-rsid="0085677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RW Gothic" fo:font-size="12pt" fo:font-weight="normal" officeooo:rsid="0072ce9c" officeooo:paragraph-rsid="00891d7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RW Gothic" fo:font-size="12pt" fo:font-weight="bold" officeooo:rsid="00a88b8d" officeooo:paragraph-rsid="00a88b8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URW Gothic" fo:font-size="12pt" fo:font-weight="bold" officeooo:rsid="00a98ccc" officeooo:paragraph-rsid="00a98cc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URW Gothic" fo:font-size="12pt" fo:font-weight="bold" officeooo:rsid="00ae9d55" officeooo:paragraph-rsid="00ae9d5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a33727"/>
    </style:style>
    <style:style style:name="P13" style:family="paragraph" style:parent-style-name="Standard">
      <style:paragraph-properties fo:text-align="justify" style:justify-single-word="false"/>
      <style:text-properties officeooo:paragraph-rsid="00a98ccc"/>
    </style:style>
    <style:style style:name="P14" style:family="paragraph" style:parent-style-name="Standard">
      <style:paragraph-properties fo:text-align="justify" style:justify-single-word="false"/>
      <style:text-properties officeooo:paragraph-rsid="00ac0519"/>
    </style:style>
    <style:style style:name="P15" style:family="paragraph" style:parent-style-name="Standard">
      <style:paragraph-properties fo:text-align="justify" style:justify-single-word="false"/>
      <style:text-properties officeooo:paragraph-rsid="00ae9d55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a88b8d" officeooo:paragraph-rsid="00a88b8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ac0519" officeooo:paragraph-rsid="00ac051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ac83b8" officeooo:paragraph-rsid="00ac83b8"/>
    </style:style>
    <style:style style:name="P19" style:family="paragraph" style:parent-style-name="Standard">
      <style:paragraph-properties fo:text-align="center" style:justify-single-word="false"/>
      <style:text-properties officeooo:paragraph-rsid="001c41d0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URW Gothic" fo:font-size="12pt" fo:font-weight="normal" officeooo:rsid="009cafef" officeooo:paragraph-rsid="009cafef" style:font-size-asian="12pt" style:font-weight-asian="normal" style:font-size-complex="12pt" style:font-weight-complex="normal"/>
    </style:style>
    <style:style style:name="T1" style:family="text">
      <style:text-properties style:font-name="URW Gothic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URW Gothic" fo:font-size="12pt" fo:font-weight="normal" officeooo:rsid="00a33727" style:font-size-asian="12pt" style:font-weight-asian="normal" style:font-size-complex="12pt" style:font-weight-complex="normal"/>
    </style:style>
    <style:style style:name="T3" style:family="text">
      <style:text-properties style:font-name="URW Gothic" fo:font-size="12pt" fo:font-weight="normal" officeooo:rsid="00a3e1be" style:font-size-asian="12pt" style:font-weight-asian="normal" style:font-size-complex="12pt" style:font-weight-complex="normal"/>
    </style:style>
    <style:style style:name="T4" style:family="text">
      <style:text-properties style:font-name="URW Gothic" fo:font-size="12pt" fo:font-weight="normal" officeooo:rsid="00a51ee7" style:font-size-asian="12pt" style:font-weight-asian="normal" style:font-size-complex="12pt" style:font-weight-complex="normal"/>
    </style:style>
    <style:style style:name="T5" style:family="text">
      <style:text-properties style:font-name="URW Gothic" fo:font-size="12pt" fo:font-weight="normal" officeooo:rsid="00a98ccc" style:font-size-asian="12pt" style:font-weight-asian="normal" style:font-size-complex="12pt" style:font-weight-complex="normal"/>
    </style:style>
    <style:style style:name="T6" style:family="text">
      <style:text-properties style:font-name="URW Gothic" fo:font-size="12pt" fo:font-weight="normal" officeooo:rsid="00aabede" style:font-size-asian="12pt" style:font-weight-asian="normal" style:font-size-complex="12pt" style:font-weight-complex="normal"/>
    </style:style>
    <style:style style:name="T7" style:family="text">
      <style:text-properties style:font-name="URW Gothic" fo:font-size="12pt" fo:font-weight="normal" officeooo:rsid="00ac83b8" style:font-size-asian="12pt" style:font-weight-asian="normal" style:font-size-complex="12pt" style:font-weight-complex="normal"/>
    </style:style>
    <style:style style:name="T8" style:family="text">
      <style:text-properties style:font-name="URW Gothic" fo:font-size="12pt" fo:font-weight="normal" officeooo:rsid="00ac0519" style:font-size-asian="12pt" style:font-weight-asian="normal" style:font-size-complex="12pt" style:font-weight-complex="normal"/>
    </style:style>
    <style:style style:name="T9" style:family="text">
      <style:text-properties style:font-name="URW Gothic" fo:font-size="12pt" fo:font-weight="normal" officeooo:rsid="00acac06" style:font-size-asian="12pt" style:font-weight-asian="normal" style:font-size-complex="12pt" style:font-weight-complex="normal"/>
    </style:style>
    <style:style style:name="T10" style:family="text">
      <style:text-properties style:font-name="URW Gothic" fo:font-size="12pt" fo:font-weight="normal" officeooo:rsid="00ae9d55" style:font-size-asian="12pt" style:font-weight-asian="normal" style:font-size-complex="12pt" style:font-weight-complex="normal"/>
    </style:style>
    <style:style style:name="T11" style:family="text">
      <style:text-properties style:font-name="URW Gothic" fo:font-size="12pt" fo:font-weight="normal" officeooo:rsid="00af5f16" style:font-size-asian="12pt" style:font-weight-asian="normal" style:font-size-complex="12pt" style:font-weight-complex="normal"/>
    </style:style>
    <style:style style:name="T12" style:family="text">
      <style:text-properties style:font-name="URW Gothic" fo:font-size="12pt" style:font-size-asian="12pt" style:font-size-complex="12pt"/>
    </style:style>
    <style:style style:name="T13" style:family="text">
      <style:text-properties style:font-name="URW Gothic" fo:font-size="12pt" officeooo:rsid="00a51ee7" style:font-size-asian="12pt" style:font-size-complex="12pt"/>
    </style:style>
    <style:style style:name="T14" style:family="text">
      <style:text-properties style:font-name="URW Gothic" fo:font-size="12pt" officeooo:rsid="00ae9d55" style:font-size-asian="12pt" style:font-size-complex="12pt"/>
    </style:style>
    <style:style style:name="T15" style:family="text">
      <style:text-properties style:font-name="URW Gothic" fo:font-size="20pt" fo:font-weight="normal" officeooo:rsid="00b26379" style:font-size-asian="20pt" style:font-weight-asian="normal" style:font-size-complex="20pt" style:font-weight-complex="normal"/>
    </style:style>
    <style:style style:name="T16" style:family="text">
      <style:text-properties style:font-name="URW Gothic" fo:font-size="20pt" fo:font-weight="normal" officeooo:rsid="001c41d0" style:font-size-asian="20pt" style:font-weight-asian="normal" style:font-size-complex="20pt" style:font-weight-complex="normal"/>
    </style:style>
    <style:style style:name="T17" style:family="text">
      <style:text-properties officeooo:rsid="00a98ccc"/>
    </style:style>
    <style:style style:name="T18" style:family="text">
      <style:text-properties fo:color="#000000" style:font-name="URW Gothic" fo:font-size="12pt" fo:font-weight="bold" officeooo:rsid="00ac83b8" style:font-size-asian="12pt" style:font-weight-asian="bold" style:font-size-complex="12pt" style:font-weight-complex="bold"/>
    </style:style>
    <style:style style:name="T19" style:family="text">
      <style:text-properties officeooo:rsid="00ae9d55"/>
    </style:style>
    <style:style style:name="fr1" style:family="graphic" style:parent-style-name="Graphics">
      <style:graphic-properties fo:margin-left="0cm" fo:margin-right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5">Genesys PetShop</text:span><text:span text:style-name="T16"> 1.0</text:span></text:p>
      <text:p text:style-name="P6">Licença</text:p>
      <text:p text:style-name="P7"/>
      <text:p text:style-name="P7"/>
      <text:p text:style-name="P8"><draw:frame draw:style-name="fr1" draw:name="Figura33" text:anchor-type="char" svg:x="-0.005cm" svg:y="0.252cm" svg:width="0.993cm" svg:height="0.993cm" draw:z-index="0"><draw:image xlink:href="Pictures/1000112B00000B0F00000B0F847FCFB5700C6F86.svg" xlink:type="simple" xlink:show="embed" xlink:actuate="onLoad" loext:mime-type="image/svg+xml"/><draw:image xlink:href="Pictures/100002010000006B0000006B9D7D7E396B67A324.png" xlink:type="simple" xlink:show="embed" xlink:actuate="onLoad" loext:mime-type="image/png"/></draw:frame></text:p>
      <text:p text:style-name="P20">Condições de uso do sistema</text:p>
      <text:p text:style-name="P8"/>
      <text:p text:style-name="P9"/>
      <text:p text:style-name="P11">1 - LICENÇA</text:p>
      <text:p text:style-name="P15"><text:span text:style-name="T10"><text:tab/>QUANTAS CÓPIAS DO SISTEMA POSSO UTILIZAR COM 01 LICENÇA? APENAS 01 CÓPIA, OU SEJA, CADA CÓPIA DO SISTEMA IRÁ POSSUIR A SUA PRÓPRIA LICENÇA. UTILIZAR A MESMA LICENÇA DO SISTEMA EM MAIS DE UM SISTEMA OPERACIONAL, SERÁ CONSIDERADO QUEBRA DOS TERMOS DE USO</text:span><text:span text:style-name="T11">,</text:span><text:span text:style-name="T10"> E PODERÁ OCASIONAR EM BLOQUEIO DA LICENÇA AUTOMATICAMENTE EM UM DOS DISPOSITIVOS.</text:span></text:p>
      <text:p text:style-name="P5"/>
      <text:p text:style-name="P5"/>
      <text:p text:style-name="P9"><text:span text:style-name="T19">2</text:span> - USO</text:p>
      <text:p text:style-name="P12"><text:span text:style-name="T5"><text:tab/></text:span><text:span text:style-name="T2">FICA EXPRESSAMENTE PROIBIDO </text:span><text:span text:style-name="T3">REVENDER O SISTEMA, REDISTRIBUIR OU QUALQUER COISA QUE LEVE A UTILIZAÇÃO DO SISTEMA SEM AS DEVIDAS LICENÇAS DE USO, COMO POR EXEMPLO DISPONIBILIZÁ-LO EM SITES DE DOWNLOAD.</text:span><text:span text:style-name="T4"> A GARANTIA DO BOM FUNCIONAMENTO SISTEMA IRÁ DEPENDER DO BOM FUNCIONAMENTO DO HARDWARE E SOFTWARE DO CLIENTE, O MAU USO DO SISTEMA OCASIONARÁ PERDA DE GARANTIA</text:span><text:span text:style-name="T9"> E DADOS DO BANCO DE DADOS</text:span><text:span text:style-name="T4">.</text:span></text:p>
      <text:p text:style-name="P2"/>
      <text:p text:style-name="P2"/>
      <text:p text:style-name="P16"><text:span text:style-name="T14">3</text:span><text:span text:style-name="T12"> - </text:span><text:span text:style-name="T13">S</text:span><text:span text:style-name="T12">UPORTE</text:span></text:p>
      <text:p text:style-name="P1"><text:span text:style-name="T17"><text:tab/></text:span>O CANAL DE SUPORTE OFICIAL DO SISTEMA PODE SER ACESSADO EM: www.taimber.com, <text:span text:style-name="T17">O SUPORTE NÃO CONTEMPLA ACESSO REMOTO A MÁQUINA DO CLIENTE.</text:span></text:p>
      <text:p text:style-name="P1"/>
      <text:p text:style-name="P1"/>
      <text:p text:style-name="P10"><text:span text:style-name="T19">4</text:span> - GARANTIAS</text:p>
      <text:p text:style-name="P13"><text:span text:style-name="T5"><text:tab/>O SISTEMA SE FOR BEM UTILIZADO, TEM O SEU FUNCIONAMENTO CORRETO COM PRECISÃO </text:span><text:span text:style-name="T6">NO </text:span><text:span text:style-name="T5">PROCESSAMENTO </text:span><text:span text:style-name="T6">DOS</text:span><text:span text:style-name="T5"> DADOS, EM CASO DE ALGUMA EVENTUAL FALHA OU BUG, AS ATUALIZAÇÕES SERÃO LANÇADAS GRATUITAMENTE EM: www.taimber.com.</text:span></text:p>
      <text:p text:style-name="P3"/>
      <text:p text:style-name="P3"/>
      <text:p text:style-name="P17"><text:span text:style-name="T14">5 </text:span><text:span text:style-name="T12">- BACKUPS</text:span></text:p>
      <text:p text:style-name="P14"><text:span text:style-name="T8"><text:tab/>É DA RESPONSABILIDADE DO CLIENTE REALIZAR OS BACKUPS PERIÓDICOS </text:span><text:span text:style-name="T7"><text:s/>DOS SEUS DADOS, PARA REALIZAR O BACKUP BASTA COPIAR A PASTA DE INSTALAÇÃO DO SISTEMA PARA ONDE O CLIENTE DESEJAR, E PARA QUE ISTO SEJA FEITO COM GARANTIA É NECESSÁRIO ESTAR </text:span><text:span text:style-name="T18">COM O SISTEMA FECHADO</text:span><text:span text:style-name="T7">. O BANCO DE DADOS DO SISTEMA ESTÁ DENTRO DA PRÓPRIA PASTA DE INSTALAÇÃO DO SISTEMA, E NÃO NA NUVEM.</text:span></text:p>
      <text:p text:style-name="P4"/>
      <text:p text:style-name="P18"><text:span text:style-name="T7">S</text:span><text:span text:style-name="T1">E O CLIENTE EXCLUIR A PASTA DE INSTALAÇÃO DO SISTEMA, O BANCO DE DADOS TAMBÉM SERÁ EXCLUÍDO, POR TANTO É PRECISO CAUTELA AO REALIZAR O BACKU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2:28:16.138941012</meta:creation-date>
    <dc:date>2022-10-04T08:55:35.407205426</dc:date>
    <meta:editing-duration>PT8H34M25S</meta:editing-duration>
    <meta:editing-cycles>148</meta:editing-cycles>
    <meta:generator>LibreOffice/6.4.7.2$Linux_X86_64 LibreOffice_project/40$Build-2</meta:generator>
    <meta:document-statistic meta:table-count="0" meta:image-count="1" meta:object-count="0" meta:page-count="1" meta:paragraph-count="14" meta:word-count="284" meta:character-count="1680" meta:non-whitespace-character-count="1404"/>
  </office:meta>
</office:document-meta>
</file>